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Mangal1" svg:font-family="Mangal"/>
    <style:font-face style:name="Menlo" svg:font-family="Menlo, Monaco, 'Courier New', Courier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fo:color="#d4d4d4" style:font-name="Consolas" fo:font-size="10.5pt" fo:font-weight="normal" fo:background-color="#1e1e1e"/>
    </style:style>
    <style:style style:name="T1" style:family="text">
      <style:text-properties fo:font-variant="normal" fo:text-transform="none" style:font-name="Menlo" fo:font-size="12pt" fo:letter-spacing="normal" fo:font-style="normal" fo:font-weight="normal"/>
    </style:style>
    <style:style style:name="T2" style:family="text">
      <style:text-properties fo:color="#9cdcfe"/>
    </style:style>
    <style:style style:name="T3" style:family="text">
      <style:text-properties fo:color="#dcdc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de</text:p>
      <text:p text:style-name="P2">objet racine dans node : global(window) et process(dom)</text:p>
      <text:p text:style-name="P2">node js est non bloquant ce qui veut dire que les traitements peuvent avoir lieu pendant les requetes asynchrone</text:p>
      <text:p text:style-name="P2"><text:a xlink:type="simple" xlink:href="https://nodejs.org/api/" text:style-name="Internet_20_link" text:visited-style-name="Visited_20_Internet_20_Link">https://nodejs.org/api/</text:a> pour voir les require natifs</text:p>
      <text:p text:style-name="P2"/>
      <text:p text:style-name="P2">fs pour lire écrire des fichiers</text:p>
      <text:p text:style-name="P2"/>
      <text:p text:style-name="P2">en es6 on peut utiliser `hello ${username}`</text:p>
      <text:p text:style-name="P2"/>
      <text:p text:style-name="P2">un require sur nos propres fichiers requiert ./</text:p>
      <text:p text:style-name="P2"/>
      <text:p text:style-name="P2">npm init pour initialiser le fichier package.json</text:p>
      <text:p text:style-name="P2"/>
      <text:p text:style-name="P2">loop de compilation avec nodemon</text:p>
      <text:p text:style-name="P2"/>
      <text:p text:style-name="P2">process.argv contient tout ce qui est passé après le nom du fichier en ligne de commande</text:p>
      <text:p text:style-name="P2">premier arg = chemin vers node</text:p>
      <text:p text:style-name="P2">second arg = chemin vers le fichier lancé</text:p>
      <text:p text:style-name="P2">troisième et suivant, args passés</text:p>
      <text:p text:style-name="P2"/>
      <text:p text:style-name="P2">node bla.js delete --title= « harry potter » =&gt; utiliser yargs pour parser</text:p>
      <text:p text:style-name="P2"/>
      <text:p text:style-name="P2">en es6 {bla:bla} = {bla}</text:p>
      <text:p text:style-name="P2"/>
      <text:p text:style-name="P2">node inspect file</text:p>
      <text:p text:style-name="P2">lance le débuggueur <text:s/>qui exécute le code ligne par ligne</text:p>
      <text:p text:style-name="P2">list(x) pour lire x lignes</text:p>
      <text:p text:style-name="P2">n pour ligne suivante</text:p>
      <text:p text:style-name="P2"/>
      <text:p text:style-name="P2">repl pour mode console standard</text:p>
      <text:p text:style-name="P2">c continue</text:p>
      <text:p text:style-name="P2"/>
      <text:p text:style-name="P2">on peut ajouter debugger dans le code pour ajouter un breakpoint</text:p>
      <text:p text:style-name="P2"/>
      <text:p text:style-name="P2">node –inspect-brk file</text:p>
      <text:p text:style-name="P2">puis</text:p>
      <text:p text:style-name="P2">chrome://inspect -&gt;l'app s'y trouve</text:p>
      <text:p text:style-name="P2"/>
      <text:p text:style-name="P2">puis open dedicated web tools</text:p>
      <text:p text:style-name="P2"/>
      <text:p text:style-name="P2">esc dans source pour avoir la console en plus</text:p>
      <text:p text:style-name="P2"/>
      <text:p text:style-name="P2">arrow function dans un objet</text:p>
      <text:p text:style-name="P2">foo{<text:tab/></text:p>
      <text:p text:style-name="P2"><text:tab/>bar:5</text:p>
      <text:p text:style-name="P2"><text:tab/>func1:()=&gt;{console.log(this.bar) ;}//undefined</text:p>
      <text:p text:style-name="P2"><text:tab/>func2(){console.log(this.bar);}//5</text:p>
      <text:p text:style-name="P2">}</text:p>
      <text:p text:style-name="P2"/>
      <text:p text:style-name="P2">arguments ne marche que dans func2</text:p>
      <text:p text:style-name="P2"/>
      <text:p text:style-name="P2"><text:soft-page-break/>les callbacks s'effectuent toujours après avoir fini le callstack</text:p>
      <text:p text:style-name="P2"/>
      <text:p text:style-name="P2">encodeURIComponent et decodeURIComponent pour parser des chaines en url</text:p>
      <text:p text:style-name="P2"/>
      <text:p text:style-name="P2">promesse :</text:p>
      <text:p text:style-name="P2"/>
      <text:p text:style-name="P2">var promise=new Promise((resolve,reject)=&gt;{</text:p>
      <text:p text:style-name="P2"><text:s text:c="4"/>if(...)resolve(data) ;</text:p>
      <text:p text:style-name="P2"><text:s text:c="4"/>else reject('error') ;</text:p>
      <text:p text:style-name="P2">}) ;</text:p>
      <text:p text:style-name="P2"/>
      <text:p text:style-name="P2">promise.then((data)=&gt;{</text:p>
      <text:p text:style-name="P2">...</text:p>
      <text:p text:style-name="P2">},(errorMsg)=&gt;{</text:p>
      <text:p text:style-name="P2">...</text:p>
      <text:p text:style-name="P2">}) ;</text:p>
      <text:p text:style-name="P2"/>
      <text:p text:style-name="P2">une seule donnée dans le callback (?)</text:p>
      <text:p text:style-name="P2"/>
      <text:p text:style-name="P2">retourner une promesse à l'appel d'une action async</text:p>
      <text:p text:style-name="P2"/>
      <text:p text:style-name="P2">meilleur pour le chainage</text:p>
      <text:p text:style-name="P2">promise.then((result)=&gt;{</text:p>
      <text:p text:style-name="P2">...}).then(...).catch((error)=&gt;{</text:p>
      <text:p text:style-name="P2">...}) ;</text:p>
      <text:p text:style-name="P2"/>
      <text:p text:style-name="P2">utiliser des modules npm front side <text:bookmark text:name="6206"/><text:span text:style-name="T1">watchify newway.js -o bundle.js</text:span></text:p>
      <text:p text:style-name="P2"/>
      <text:p text:style-name="P2"/>
      <text:p text:style-name="P2">axios.get('url').then...</text:p>
      <text:p text:style-name="P2"/>
      <text:p text:style-name="P2"/>
      <text:p text:style-name="P2">express</text:p>
      <text:p text:style-name="P2"/>
      <text:p text:style-name="P2">res.send détecte l'envoie d'objet et convertit en json</text:p>
      <text:p text:style-name="P2"/>
      <text:p text:style-name="P2">app.use pour utiliser un middleware</text:p>
      <text:p text:style-name="P4"><text:span text:style-name="T2">express</text:span>.<text:span text:style-name="T3">static</text:span>(<text:span text:style-name="T2">__dirname</text:span>)</text:p>
      <text:p text:style-name="P2"/>
      <text:p text:style-name="P2">pour pouvoir utiliser des fichiers statiques, dirname à passer pour chemin relatif</text:p>
      <text:p text:style-name="P2">specifier les formats que nodemon regarde nodemon server.js -e js,hbs,..</text:p>
      <text:p text:style-name="P2"/>
      <text:p text:style-name="P2">hbs.registerPartials(__dirname+'/views/partials') ;</text:p>
      <text:p text:style-name="P2">hbs.registerHelper('funcName',(arg1,arg2,...)=&gt;{</text:p>
      <text:p text:style-name="P2"><text:tab/>...</text:p>
      <text:p text:style-name="P2"><text:tab/>return showVal</text:p>
      <text:p text:style-name="P2">}) ;</text:p>
      <text:p text:style-name="P2"/>
      <text:p text:style-name="P2">dans le hbs les arguments se passent avec des espaces</text:p>
      <text:p text:style-name="P2"/>
      <text:p text:style-name="P2">app.use((req,res,next)=&gt;{</text:p>
      <text:p text:style-name="P2">...</text:p>
      <text:p text:style-name="P2"><text:soft-page-break/>next() ;</text:p>
      <text:p text:style-name="P2">}) 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Mangal1" svg:font-family="Mangal"/>
    <style:font-face style:name="Menlo" svg:font-family="Menlo, Monaco, 'Courier New', Courier, 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7-31T14:23:12.36</meta:creation-date>
    <dc:date>2018-08-20T14:22:43.75</dc:date>
    <meta:editing-duration>PT14H31M39S</meta:editing-duration>
    <meta:editing-cycles>34</meta:editing-cycles>
    <meta:generator>OpenOffice/4.1.1$Win32 OpenOffice.org_project/411m6$Build-9775</meta:generator>
    <meta:document-statistic meta:table-count="0" meta:image-count="0" meta:object-count="0" meta:page-count="3" meta:paragraph-count="70" meta:word-count="331" meta:character-count="2281"/>
  </office:meta>
</office:document-meta>
</file>